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44:37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7163859753386">
                <text:p>2.77163859753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14805029709527">
                <text:p>-1.14805029709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77163859753386">
                <text:p>-2.77163859753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77163859753386">
                <text:p>-2.77163859753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